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E000001717782EC9228618B82.png" manifest:media-type="image/png"/>
  <manifest:file-entry manifest:full-path="Pictures/100002010000067800000308A7CD15EC49309217.png" manifest:media-type="image/png"/>
  <manifest:file-entry manifest:full-path="Pictures/100002010000033B0000013568100A573CE024D8.png" manifest:media-type="image/png"/>
  <manifest:file-entry manifest:full-path="Pictures/1000020100000A000000023253F19C093E4D7059.png" manifest:media-type="image/png"/>
  <manifest:file-entry manifest:full-path="Pictures/10000201000005DC0000012F9FDCC2AA73583E3B.png" manifest:media-type="image/png"/>
  <manifest:file-entry manifest:full-path="Pictures/100000000000010E0000006B0DC411FB290C76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29fcf" draw:textarea-horizontal-align="justify" draw:textarea-vertical-align="middle" draw:auto-grow-height="false" fo:min-height="5.805cm" fo:min-width="5.597cm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0.208cm" fo:min-width="6.148cm"/>
      <style:paragraph-properties style:writing-mode="lr-tb"/>
    </style:style>
    <style:style style:name="gr3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26cm" fo:min-width="5.19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5.805cm" fo:min-width="5.972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.7000007629395pt" style:font-size-asian="14pt" style:font-size-complex="14pt"/>
    </style:style>
    <style:style style:name="P2" style:family="paragraph">
      <loext:graphic-properties draw:fill-color="#729fcf"/>
      <style:paragraph-properties fo:text-align="center" style:writing-mode="lr-tb"/>
      <style:text-properties fo:font-size="18.7000007629395pt" style:font-size-asian="14pt" style:font-size-complex="1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729fcf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096cm" svg:height="6.858cm" svg:x="0.508cm" svg:y="0.508cm">
          <text:p text:style-name="P1"><text:span text:style-name="T1">FILE</text:span><text:span text:style-name="T2"> </text:span></text:p>
          <text:p text:style-name="P1"><text:span text:style-name="T3">(JSON</text:span></text:p>
          <text:p text:style-name="P1"><text:span text:style-name="T3">CSV</text:span></text:p>
          <text:p text:style-name="P1"><text:span text:style-name="T3">PARQUET</text:span></text:p>
          <text:p text:style-name="P1"><text:span text:style-name="T3">AVRO</text:span></text:p>
          <text:p text:style-name="P1"><text:span text:style-name="T3">XML</text:span></text:p>
          <text:p text:style-name="P1"><text:span text:style-name="T3">ORC</text:span></text:p>
          <text:p text:style-name="P1"><text:span text:style-name="T3">XLSX)</text:span></text:p>
          <text:p text:style-name="P1"><text:span text:style-name="T1">Local File System</text:span></text:p>
          <text:p text:style-name="P1"><text:span text:style-name="T4">o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7.366cm" svg:height="11.176cm" svg:x="10.568cm" svg:y="3.048cm">
          <text:p text:style-name="P3">Data High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6.35cm" svg:y1="12.446cm" svg:x2="10.568cm" svg:y2="10.16cm">
          <text:p/>
        </draw:line>
        <draw:line draw:style-name="gr3" draw:text-style-name="P5" draw:layer="layout" svg:x1="6.604cm" svg:y1="10.414cm" svg:x2="10.568cm" svg:y2="8.89cm">
          <text:p/>
        </draw:line>
        <draw:line draw:style-name="gr3" draw:text-style-name="P5" draw:layer="layout" svg:x1="6.626cm" svg:y1="8.636cm" svg:x2="10.568cm" svg:y2="7.874cm">
          <text:p/>
        </draw:line>
        <draw:line draw:style-name="gr3" draw:text-style-name="P5" draw:layer="layout" svg:x1="6.604cm" svg:y1="3.556cm" svg:x2="10.568cm" svg:y2="6.604cm">
          <text:p/>
        </draw:line>
        <draw:line draw:style-name="gr3" draw:text-style-name="P5" draw:layer="layout" svg:x1="17.934cm" svg:y1="8.382cm" svg:x2="21.884cm" svg:y2="3.81cm">
          <text:p/>
        </draw:line>
        <draw:line draw:style-name="gr3" draw:text-style-name="P5" draw:layer="layout" svg:x1="17.934cm" svg:y1="8.382cm" svg:x2="22.492cm" svg:y2="8.382cm">
          <text:p/>
        </draw:line>
        <draw:line draw:style-name="gr3" draw:text-style-name="P5" draw:layer="layout" svg:x1="17.934cm" svg:y1="8.382cm" svg:x2="22.606cm" svg:y2="12.192cm">
          <text:p/>
        </draw:line>
        <draw:line draw:style-name="gr3" draw:text-style-name="P5" draw:layer="layout" svg:x1="17.934cm" svg:y1="8.382cm" svg:x2="22.352cm" svg:y2="14.478cm">
          <text:p/>
        </draw:line>
        <draw:custom-shape draw:style-name="gr4" draw:text-style-name="P3" draw:layer="layout" svg:width="5.842cm" svg:height="1.524cm" svg:x="1.27cm" svg:y="17.78cm">
          <text:p text:style-name="P3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42cm" svg:height="1.524cm" svg:x="22.071cm" svg:y="17.781cm">
          <text:p text:style-name="P3">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3.379cm" svg:height="1.338cm" svg:x="1.732cm" svg:y="5.974cm">
          <draw:image xlink:href="Pictures/100000000000010E0000006B0DC411FB290C7611.png" xlink:type="simple" xlink:show="embed" xlink:actuate="onLoad" loext:mime-type="image/png">
            <text:p/>
          </draw:image>
        </draw:frame>
        <draw:frame draw:style-name="gr5" draw:text-style-name="P6" draw:layer="layout" svg:width="6.535cm" svg:height="1.32cm" svg:x="0.091cm" svg:y="8.078cm">
          <draw:image xlink:href="Pictures/10000201000005DC0000012F9FDCC2AA73583E3B.png" xlink:type="simple" xlink:show="embed" xlink:actuate="onLoad" loext:mime-type="image/png">
            <text:p/>
          </draw:image>
        </draw:frame>
        <draw:frame draw:style-name="gr5" draw:text-style-name="P6" draw:layer="layout" svg:width="6.513cm" svg:height="1.43cm" svg:x="0.091cm" svg:y="9.917cm">
          <draw:image xlink:href="Pictures/1000020100000A000000023253F19C093E4D7059.png" xlink:type="simple" xlink:show="embed" xlink:actuate="onLoad" loext:mime-type="image/png">
            <text:p/>
          </draw:image>
        </draw:frame>
        <draw:frame draw:style-name="gr5" draw:text-style-name="P6" draw:layer="layout" svg:width="6.303cm" svg:height="2.355cm" svg:x="0.301cm" svg:y="13.989cm">
          <draw:image xlink:href="Pictures/100002010000033B0000013568100A573CE024D8.png" xlink:type="simple" xlink:show="embed" xlink:actuate="onLoad" loext:mime-type="image/png">
            <text:p/>
          </draw:image>
        </draw:frame>
        <draw:line draw:style-name="gr3" draw:text-style-name="P5" draw:layer="layout" svg:x1="6.604cm" svg:y1="14.732cm" svg:x2="10.568cm" svg:y2="11.684cm">
          <text:p/>
        </draw:line>
        <draw:frame draw:style-name="gr5" draw:text-style-name="P6" draw:layer="layout" svg:width="6.259cm" svg:height="2.933cm" svg:x="11.291cm" svg:y="10.219cm">
          <draw:image xlink:href="Pictures/100002010000067800000308A7CD15EC49309217.png" xlink:type="simple" xlink:show="embed" xlink:actuate="onLoad" loext:mime-type="image/png">
            <text:p/>
          </draw:image>
        </draw:frame>
        <draw:frame draw:style-name="gr5" draw:text-style-name="P6" draw:layer="layout" svg:width="5.504cm" svg:height="2.893cm" svg:x="0.654cm" svg:y="11.096cm">
          <draw:image xlink:href="Pictures/10000201000002BE000001717782EC9228618B82.png" xlink:type="simple" xlink:show="embed" xlink:actuate="onLoad" loext:mime-type="image/png">
            <text:p/>
          </draw:image>
        </draw:frame>
        <draw:custom-shape draw:style-name="gr6" draw:text-style-name="P2" draw:layer="layout" svg:width="6.471cm" svg:height="6.858cm" svg:x="21.977cm" svg:y="0.508cm">
          <text:p text:style-name="P1"><text:span text:style-name="T1">FILE</text:span><text:span text:style-name="T2"> </text:span></text:p>
          <text:p text:style-name="P1"><text:span text:style-name="T3">(JSON</text:span></text:p>
          <text:p text:style-name="P1"><text:span text:style-name="T3">CSV</text:span></text:p>
          <text:p text:style-name="P1"><text:span text:style-name="T3">PARQUET</text:span></text:p>
          <text:p text:style-name="P1"><text:span text:style-name="T3">AVRO</text:span></text:p>
          <text:p text:style-name="P1"><text:span text:style-name="T3">XML</text:span></text:p>
          <text:p text:style-name="P1"><text:span text:style-name="T3">ORC</text:span></text:p>
          <text:p text:style-name="P1"><text:span text:style-name="T3">XLSX)</text:span></text:p>
          <text:p text:style-name="P1"><text:span text:style-name="T1">Local File System</text:span></text:p>
          <text:p text:style-name="P1"><text:span text:style-name="T4">o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6" draw:layer="layout" svg:width="3.379cm" svg:height="1.338cm" svg:x="23.533cm" svg:y="5.974cm">
          <draw:image xlink:href="Pictures/100000000000010E0000006B0DC411FB290C7611.png" xlink:type="simple" xlink:show="embed" xlink:actuate="onLoad" loext:mime-type="image/png">
            <text:p/>
          </draw:image>
        </draw:frame>
        <draw:frame draw:style-name="gr5" draw:text-style-name="P6" draw:layer="layout" svg:width="6.758cm" svg:height="1.365cm" svg:x="22.492cm" svg:y="7.779cm">
          <draw:image xlink:href="Pictures/10000201000005DC0000012F9FDCC2AA73583E3B.png" xlink:type="simple" xlink:show="embed" xlink:actuate="onLoad" loext:mime-type="image/png">
            <text:p/>
          </draw:image>
        </draw:frame>
        <draw:frame draw:style-name="gr5" draw:text-style-name="P6" draw:layer="layout" svg:width="6.513cm" svg:height="1.43cm" svg:x="22.492cm" svg:y="9.618cm">
          <draw:image xlink:href="Pictures/1000020100000A000000023253F19C093E4D7059.png" xlink:type="simple" xlink:show="embed" xlink:actuate="onLoad" loext:mime-type="image/png">
            <text:p/>
          </draw:image>
        </draw:frame>
        <draw:frame draw:style-name="gr5" draw:text-style-name="P6" draw:layer="layout" svg:width="6.454cm" svg:height="2.412cm" svg:x="22.502cm" svg:y="13.99cm">
          <draw:image xlink:href="Pictures/100002010000033B0000013568100A573CE024D8.png" xlink:type="simple" xlink:show="embed" xlink:actuate="onLoad" loext:mime-type="image/png">
            <text:p/>
          </draw:image>
        </draw:frame>
        <draw:frame draw:style-name="gr5" draw:text-style-name="P6" draw:layer="layout" svg:width="5.485cm" svg:height="2.883cm" svg:x="22.455cm" svg:y="10.797cm">
          <draw:image xlink:href="Pictures/10000201000002BE000001717782EC9228618B82.png" xlink:type="simple" xlink:show="embed" xlink:actuate="onLoad" loext:mime-type="image/png">
            <text:p/>
          </draw:image>
        </draw:frame>
        <draw:line draw:style-name="gr3" draw:text-style-name="P5" draw:layer="layout" svg:x1="18.034cm" svg:y1="8.382cm" svg:x2="22.492cm" svg:y2="10.414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81aca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3cm" svg:height="3.504cm" svg:x="1.484cm" svg:y="0.838cm" presentation:class="title" presentation:placeholder="true">
        <draw:text-box/>
      </draw:frame>
      <draw:frame presentation:style-name="Default-outline1" draw:layer="backgroundobjects" svg:width="26.73cm" svg:height="12.18cm" svg:x="1.484cm" svg:y="4.912cm" presentation:class="outline" presentation:placeholder="true">
        <draw:text-box/>
      </draw:frame>
      <draw:frame presentation:style-name="Mpr1" draw:text-style-name="MP2" draw:layer="backgroundobjects" svg:width="6.919cm" svg:height="1.448cm" svg:x="1.48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8cm" svg:x="10.15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8cm" svg:x="21.293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13:06:51.237699856</meta:creation-date>
    <dc:date>2021-11-11T14:49:02.171257908</dc:date>
    <meta:editing-duration>PT25M15S</meta:editing-duration>
    <meta:editing-cycles>9</meta:editing-cycles>
    <meta:generator>LibreOffice/6.4.7.2$Linux_X86_64 LibreOffice_project/40$Build-2</meta:generator>
    <meta:document-statistic meta:object-count="49"/>
  </office:meta>
</office:document-meta>
</file>